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e187"/>
    </style:style>
    <style:style style:name="P2" style:family="paragraph" style:parent-style-name="Standard">
      <style:paragraph-properties fo:text-align="start" style:justify-single-word="false"/>
      <style:text-properties officeooo:paragraph-rsid="001de187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e187"/>
    </style:style>
    <style:style style:name="T1" style:family="text">
      <style:text-properties style:text-position="super 58%"/>
    </style:style>
    <style:style style:name="T2" style:family="text">
      <style:text-properties officeooo:rsid="000be505"/>
    </style:style>
    <style:style style:name="T3" style:family="text">
      <style:text-properties style:text-position="sub 58%"/>
    </style:style>
    <style:style style:name="T4" style:family="text">
      <style:text-properties officeooo:rsid="001ea5d0"/>
    </style:style>
    <style:style style:name="T5" style:family="text">
      <style:text-properties officeooo:rsid="002055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6" style:data-style-name="N0">6.06</text:variable-set>: The Pendulum</text:p>
      <text:p text:style-name="P1"/>
      <text:list xml:id="list4715512584036688687" text:style-name="L1">
        <text:list-item>
          <text:p text:style-name="P3"><text:span text:style-name="T2">Sebastian</text:span> <text:s/>is attempting to hypnotize a dinosaur. <text:s/>He uses a pendulum that is .<text:span text:style-name="T4">7</text:span>3 meters long. <text:s/>What is its period?</text:p>
        </text:list-item>
      </text:list>
      <text:p text:style-name="P2"/>
      <text:p text:style-name="P2"/>
      <text:p text:style-name="P2"/>
      <text:p text:style-name="P2"/>
      <text:p text:style-name="P2"/>
      <text:list xml:id="list140054401586925" text:continue-numbering="true" text:style-name="L1">
        <text:list-item>
          <text:p text:style-name="P3"><text:span text:style-name="T2">Vanessa</text:span> wants to make a pendulum that has a period of <text:span text:style-name="T4">2</text:span> seconds. <text:s/>What should the length of the pendulum b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0054484370140" text:continue-numbering="true" text:style-name="L1">
        <text:list-item>
          <text:p text:style-name="P3"><text:span text:style-name="T2">Angel</text:span> displaces a pendulum so that it has a height of <text:span text:style-name="T4">5</text:span> cm compared to the central equilibrium position. <text:s/>What is the speed of the pendulum as it passes through the center of its pa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056023399148" text:continue-numbering="true" text:style-name="L1">
        <text:list-item>
          <text:p text:style-name="P3"><text:span text:style-name="T2">Samantha</text:span> has a pendulum that is moving at 1 m/s at the bottom of its arc. <text:s/>What is the maximum height the pendulum will reac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056558809103" text:continue-numbering="true" text:style-name="L1">
        <text:list-item>
          <text:p text:style-name="P3"><text:span text:style-name="T2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0054855535350" text:continue-numbering="true" text:style-name="L1">
        <text:list-item>
          <text:p text:style-name="P3"><text:soft-page-break/><text:span text:style-name="T2">Ryan</text:span> is designing a clock that will tell accurate time on the moon (g<text:span text:style-name="T3">moon</text:span> = 1.67 m/s<text:span text:style-name="T1">2</text:span>). <text:s/>What should the length of the pendulum be in order for the period of the pendulum to be <text:span text:style-name="T4">0</text:span>.<text:span text:style-name="T4">5</text:span> second<text:span text:style-name="T4">s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056415944845" text:continue-numbering="true" text:style-name="L1">
        <text:list-item>
          <text:p text:style-name="P3"><text:span text:style-name="T2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054590852681" text:continue-numbering="true" text:style-name="L1">
        <text:list-item>
          <text:p text:style-name="P3"><text:span text:style-name="T2">Vivian</text:span> is in a spinning carnival wheel (in space). <text:s/>The wheel has a diameter of 10 meters, and makes one rotation in <text:span text:style-name="T5">6</text:span> seconds. <text:s/></text:p>
          <text:list>
            <text:list-item>
              <text:p text:style-name="P3">What is <text:span text:style-name="T2">Vivian</text:span>’s centripetal acceler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0055684285602" text:continue-numbering="true" text:style-name="L1">
        <text:list-item>
          <text:list>
            <text:list-item>
              <text:p text:style-name="P3"><text:span text:style-name="T2">Vivian</text:span> holds a necklace that is 20 cm long in her hand. <text:s/>What is the period of the necklace’s mo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0056549481780" text:continue-numbering="true" text:style-name="L1">
        <text:list-item>
          <text:list>
            <text:list-item>
              <text:p text:style-name="P3">Name two things that could be done to make the necklace swing slo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4:00:54.353933036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861089336</meta:creation-date>
    <meta:editing-duration>PT5M45S</meta:editing-duration>
    <meta:editing-cycles>5</meta:editing-cycles>
    <meta:generator>LibreOffice/4.3.7.2$Linux_X86_64 LibreOffice_project/430$Build-2</meta:generator>
    <dc:date>2016-08-19T14:00:54.203870350</dc:date>
    <meta:document-statistic meta:table-count="0" meta:image-count="2" meta:object-count="0" meta:page-count="2" meta:paragraph-count="14" meta:word-count="325" meta:character-count="1736" meta:non-whitespace-character-count="1388"/>
  </office:meta>
</office:document-meta>
</file>